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b0c6" officeooo:paragraph-rsid="0012b0c6"/>
    </style:style>
    <style:style style:name="P2" style:family="paragraph" style:parent-style-name="Standard">
      <style:text-properties officeooo:rsid="0012b0c6" officeooo:paragraph-rsid="0013eb62"/>
    </style:style>
    <style:style style:name="P3" style:family="paragraph" style:parent-style-name="Standard">
      <style:text-properties officeooo:rsid="0013eb62" officeooo:paragraph-rsid="0013eb62"/>
    </style:style>
    <style:style style:name="P4" style:family="paragraph" style:parent-style-name="Standard">
      <style:text-properties officeooo:paragraph-rsid="0013eb62"/>
    </style:style>
    <style:style style:name="P5" style:family="paragraph" style:parent-style-name="Standard">
      <style:text-properties fo:font-size="16pt" fo:font-weight="bold" officeooo:rsid="0012b0c6" officeooo:paragraph-rsid="0013eb62" style:font-size-asian="16pt" style:font-weight-asian="bold" style:font-size-complex="16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text-overline-style="solid" style:text-overline-width="auto" style:text-overline-color="font-color"/>
    </style:style>
    <style:style style:name="T3" style:family="text">
      <style:text-properties style:text-underline-style="solid" style:text-underline-width="auto" style:text-underline-color="font-color" officeooo:rsid="0013eb62" style:text-overline-style="solid" style:text-overline-width="auto" style:text-overline-color="font-color"/>
    </style:style>
    <style:style style:name="T4" style:family="text">
      <style:text-properties style:text-underline-style="solid" style:text-underline-width="auto" style:text-underline-color="font-color" officeooo:rsid="0013eb62"/>
    </style:style>
    <style:style style:name="T5" style:family="text">
      <style:text-properties style:text-underline-style="none"/>
    </style:style>
    <style:style style:name="T6" style:family="text">
      <style:text-properties style:text-underline-style="none" style:text-overline-style="solid" style:text-overline-width="auto" style:text-overline-color="font-color"/>
    </style:style>
    <style:style style:name="T7" style:family="text">
      <style:text-properties style:text-underline-style="none" officeooo:rsid="0013eb62" style:text-overline-style="solid" style:text-overline-width="auto" style:text-overline-color="font-color"/>
    </style:style>
    <style:style style:name="T8" style:family="text">
      <style:text-properties style:text-underline-style="none" officeooo:rsid="0013eb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sona (<text:span text:style-name="T1">#DNI</text:span><text:span text:style-name="T5">, nombre, apellido1, apellido2, direccion, poblacion, telefono)</text:span></text:p>
      <text:p text:style-name="P1"><text:span text:style-name="T5"/></text:p>
      <text:p text:style-name="P1"><text:span text:style-name="T5">Vehiculo (#</text:span><text:span text:style-name="T1">matricula</text:span><text:span text:style-name="T5">, marca, modelo)</text:span></text:p>
      <text:p text:style-name="P1"><text:span text:style-name="T5"/></text:p>
      <text:p text:style-name="P1"><text:span text:style-name="T5">Accidente (</text:span><text:span text:style-name="T1">#codigo</text:span><text:span text:style-name="T5">, fecha, hora, lugar)</text:span></text:p>
      <text:p text:style-name="P1"><text:span text:style-name="T5"/></text:p>
      <text:p text:style-name="P1"><text:span text:style-name="T5">Infraccion (#</text:span><text:span text:style-name="T1">codigo</text:span><text:span text:style-name="T5">, fecha, lugar, hora, importe)</text:span></text:p>
      <text:p text:style-name="P1"><text:span text:style-name="T5"/></text:p>
      <text:p text:style-name="P1"><text:span text:style-name="T5">Persona_Vehiculo (</text:span><text:span text:style-name="T2">#DNI_persona,</text:span><text:span text:style-name="T5"> #</text:span><text:span text:style-name="T2">marca_vehiculo</text:span><text:span text:style-name="T5">)</text:span></text:p>
      <text:p text:style-name="P1"><text:span text:style-name="T5"/></text:p>
      <text:p text:style-name="P1"><text:span text:style-name="T5">Vehiculo_Infraccion (</text:span><text:span text:style-name="T2">#codigo_infraccion</text:span><text:span text:style-name="T5">, </text:span><text:span text:style-name="T2">#</text:span><text:span text:style-name="T3">matricula</text:span><text:span text:style-name="T2">_vehiculo</text:span><text:span text:style-name="T5">)</text:span></text:p>
      <text:p text:style-name="P1"><text:span text:style-name="T5"/></text:p>
      <text:p text:style-name="P3"><text:span text:style-name="T5">Vehiculo_Accidente ( </text:span><text:span text:style-name="T2">#matricula_vehiculo</text:span><text:span text:style-name="T5">, </text:span><text:span text:style-name="T2">#codigo_accidente</text:span><text:span text:style-name="T5">)</text:span></text:p>
      <text:p text:style-name="P3"><text:span text:style-name="T5"/></text:p>
      <text:p text:style-name="P5"><text:span text:style-name="T5">Claves foráneas</text:span></text:p>
      <text:p text:style-name="P2"><text:span text:style-name="T5"/></text:p>
      <text:p text:style-name="P3"><text:span text:style-name="T5">Persona_Vehiculo (</text:span><text:span text:style-name="T6">#DNI_persona</text:span><text:span text:style-name="T5">) → Persona (#</text:span><text:span text:style-name="T1">DNI</text:span><text:span text:style-name="T5">)</text:span></text:p>
      <text:p text:style-name="P3"><text:span text:style-name="T5"/></text:p>
      <text:p text:style-name="P4"><text:span text:style-name="T8">Persona_Vehiculo (#</text:span><text:span text:style-name="T7">matricula_vehiculo)</text:span><text:span text:style-name="T8"> → Vehiculo (#</text:span><text:span text:style-name="T4">matricula</text:span><text:span text:style-name="T8">)</text:span></text:p>
      <text:p text:style-name="P3"><text:span text:style-name="T5"/></text:p>
      <text:p text:style-name="P4"><text:span text:style-name="T8">Vehiculo_Infraccion (</text:span><text:span text:style-name="T7">#codigo_infraccion) </text:span><text:span text:style-name="T8">→ Infraccion (#</text:span><text:span text:style-name="T4">codigo</text:span><text:span text:style-name="T8">)</text:span></text:p>
      <text:p text:style-name="P4"><text:span text:style-name="T8"/></text:p>
      <text:p text:style-name="P3"><text:span text:style-name="T5">Vehiculo_Infraccion (</text:span><text:span text:style-name="T6">#matricula_vehiculo</text:span><text:span text:style-name="T5">) → Vehiculo (#</text:span><text:span text:style-name="T1">matricula</text:span><text:span text:style-name="T5">)</text:span></text:p>
      <text:p text:style-name="P3"><text:span text:style-name="T5"/></text:p>
      <text:p text:style-name="P3"><text:span text:style-name="T5">Vehiculo_Accidente (</text:span><text:span text:style-name="T6">#matricula_vehiculo</text:span><text:span text:style-name="T5">) → Vehiculo (#</text:span><text:span text:style-name="T1">matricula</text:span><text:span text:style-name="T5">)</text:span></text:p>
      <text:p text:style-name="P3"><text:span text:style-name="T5"/></text:p>
      <text:p text:style-name="P3"><text:span text:style-name="T5">Vehiculo_Accidente (</text:span><text:span text:style-name="T6">#codigo_accidente</text:span><text:span text:style-name="T5">) → Accidente (#</text:span><text:span text:style-name="T1">codigo</text:span><text:span text:style-name="T5">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10T18:59:34.618000000</meta:creation-date>
    <dc:date>2025-11-10T19:16:19.980000000</dc:date>
    <meta:editing-duration>PT6M28S</meta:editing-duration>
    <meta:editing-cycles>2</meta:editing-cycles>
    <meta:generator>LibreOffice/24.2.3.2$Windows_X86_64 LibreOffice_project/433d9c2ded56988e8a90e6b2e771ee4e6a5ab2ba</meta:generator>
    <meta:document-statistic meta:table-count="0" meta:image-count="0" meta:object-count="0" meta:page-count="1" meta:paragraph-count="14" meta:word-count="65" meta:character-count="746" meta:non-whitespace-character-count="695"/>
  </office:meta>
</office:document-meta>
</file>